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Courier 10 Pitch" svg:font-family="'Courier 10 Pitch'" style:font-adornments="Обычный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adornments="Обычный" style:font-family-generic="modern" style:font-pitch="fixed"/>
    <style:font-face style:name="Thorndale AMT" svg:font-family="'Thorndale AMT'" style:font-family-generic="roman" style:font-pitch="variable"/>
    <style:font-face style:name="Times New Roman" svg:font-family="'Times New Roman'" style:font-adornments="cursiv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style:border-line-width-bottom="0.002cm 0.088cm 0.035cm" fo:padding="0cm" fo:border-left="none" fo:border-right="none" fo:border-top="none" fo:border-bottom="3.54pt double #000000" style:shadow="none"/>
      <style:text-properties fo:font-style="italic" style:font-style-asian="italic" style:font-style-complex="italic"/>
    </style:style>
    <style:style style:name="P2" style:family="paragraph" style:parent-style-name="Text_20_body">
      <style:text-properties officeooo:rsid="00401878" officeooo:paragraph-rsid="00401878"/>
    </style:style>
    <style:style style:name="P3" style:family="paragraph" style:parent-style-name="Text_20_body">
      <style:text-properties officeooo:rsid="00401878" officeooo:paragraph-rsid="004239d4"/>
    </style:style>
    <style:style style:name="P4" style:family="paragraph" style:parent-style-name="Text_20_body">
      <style:text-properties officeooo:rsid="004239d4" officeooo:paragraph-rsid="004239d4"/>
    </style:style>
    <style:style style:name="P5" style:family="paragraph" style:parent-style-name="Code_20_input">
      <style:text-properties officeooo:paragraph-rsid="004239d4"/>
    </style:style>
    <style:style style:name="P6" style:family="paragraph" style:parent-style-name="Code_20_input">
      <style:text-properties officeooo:rsid="00441b20" officeooo:paragraph-rsid="00441b20"/>
    </style:style>
    <style:style style:name="P7" style:family="paragraph" style:parent-style-name="Heading_20_1">
      <style:text-properties officeooo:rsid="003c53c9" officeooo:paragraph-rsid="003c53c9"/>
    </style:style>
    <style:style style:name="P8" style:family="paragraph" style:parent-style-name="Code_20_input">
      <style:text-properties officeooo:rsid="00506aa9"/>
    </style:style>
    <style:style style:name="T1" style:family="text">
      <style:text-properties fo:color="#000000" style:text-underline-style="none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3f47f5"/>
    </style:style>
    <style:style style:name="T5" style:family="text">
      <style:text-properties officeooo:rsid="00401878"/>
    </style:style>
    <style:style style:name="T6" style:family="text">
      <style:text-properties officeooo:rsid="004053c8"/>
    </style:style>
    <style:style style:name="T7" style:family="text">
      <style:text-properties officeooo:rsid="0040ea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Взаимодествие с Java <text:span text:style-name="T4">средой</text:span></text:h>
      <text:h text:style-name="Heading_20_2" text:outline-level="2">Вызов из Java</text:h>
      <text:p text:style-name="Text_20_body">Исходный код Java</text:p>
      <text:p text:style-name="Code_20_input"><text:span text:style-name="Code_20_Comment">// </text:span><text:span text:style-name="Code_20_Comment"><text:span text:style-name="T5">Импорт L2Engine класса</text:span></text:span></text:p>
      <text:p text:style-name="Code_20_input">import xyz.cofe.lang2.parser.L2Engine;</text:p>
      <text:p text:style-name="Code_20_input"/>
      <text:p text:style-name="Code_20_input">public class JavaInteractSample {</text:p>
      <text:p text:style-name="Code_20_input"><text:tab/>public void sampleInteract(){</text:p>
      <text:p text:style-name="Code_20_input"><text:tab/><text:tab/><text:span text:style-name="Code_20_Comment">// </text:span><text:span text:style-name="Code_20_Comment"><text:span text:style-name="T6">Создаение объекта L2Engine</text:span></text:span></text:p>
      <text:p text:style-name="Code_20_input"><text:tab/><text:tab/>L2Engine scriptEngine = new L2Engine();</text:p>
      <text:p text:style-name="Code_20_input"/>
      <text:p text:style-name="Code_20_input"><text:tab/><text:tab/><text:span text:style-name="Code_20_Comment">// </text:span><text:span text:style-name="Code_20_Comment"><text:span text:style-name="T6">Исходный код программы l2</text:span></text:span></text:p>
      <text:p text:style-name="Code_20_input"><text:tab/><text:tab/>String code = <text:span text:style-name="Code_20_string_20_const">"1 + 2"</text:span>;</text:p>
      <text:p text:style-name="Code_20_input"><text:tab/><text:tab/>Object result = scriptEngine.eval(code);</text:p>
      <text:p text:style-name="Code_20_input"/>
      <text:p text:style-name="Code_20_input"><text:tab/><text:tab/>System.out.println(<text:span text:style-name="Code_20_string_20_const">"source code:"</text:span>);</text:p>
      <text:p text:style-name="Code_20_input"><text:tab/><text:tab/>System.out.println(code);</text:p>
      <text:p text:style-name="Code_20_input"><text:tab/><text:tab/>System.out.println(<text:span text:style-name="Code_20_string_20_const">"result:"</text:span>);</text:p>
      <text:p text:style-name="Code_20_input"><text:tab/><text:tab/>System.out.println(result);</text:p>
      <text:p text:style-name="Code_20_input"><text:tab/>}</text:p>
      <text:p text:style-name="Code_20_input">}</text:p>
      <text:p text:style-name="P2"><text:bookmark-start text:name="__DdeLink__4433_19566288"/>Результат<text:bookmark-end text:name="__DdeLink__4433_19566288"/></text:p>
      <text:p text:style-name="Code_20_output">source code:</text:p>
      <text:p text:style-name="Code_20_output">1 + 2</text:p>
      <text:p text:style-name="Code_20_output">result:</text:p>
      <text:p text:style-name="Code_20_output">3</text:p>
      <text:h text:style-name="Heading_20_2" text:outline-level="2">Передача переменных в L2Engine</text:h>
      <text:p text:style-name="P4">Исходный код Java</text:p>
      <text:p text:style-name="Code_20_input">public void passingVariables(){</text:p>
      <text:p text:style-name="Code_20_input"><text:tab/>L2Engine scriptEngine = new L2Engine();</text:p>
      <text:p text:style-name="Code_20_input"/>
      <text:p text:style-name="Code_20_input"><text:tab/>scriptEngine.getMemory().put(<text:span text:style-name="Code_20_string_20_const">"name"</text:span>, <text:span text:style-name="Code_20_string_20_const">"John"</text:span>);</text:p>
      <text:p text:style-name="Code_20_input"><text:tab/>scriptEngine.getMemory().put(<text:span text:style-name="Code_20_string_20_const">"summ"</text:span>, 1200);</text:p>
      <text:p text:style-name="Code_20_input"/>
      <text:p text:style-name="Code_20_input"><text:tab/>String code = <text:span text:style-name="Code_20_string_20_const">"\"Hello \" + name + \" you win \" + summ + \"$\""</text:span>;</text:p>
      <text:p text:style-name="Code_20_input"><text:tab/>Object result = scriptEngine.eval(code);</text:p>
      <text:p text:style-name="Code_20_input"/>
      <text:p text:style-name="Code_20_input"><text:tab/>System.out.println(<text:span text:style-name="Code_20_string_20_const">"source code:"</text:span>);</text:p>
      <text:p text:style-name="Code_20_input"><text:tab/>System.out.println(code);</text:p>
      <text:p text:style-name="Code_20_input"><text:tab/>System.out.println(<text:span text:style-name="Code_20_string_20_const">"result:"</text:span>);</text:p>
      <text:p text:style-name="Code_20_input"><text:tab/>System.out.println(result);</text:p>
      <text:p text:style-name="Code_20_input">}</text:p>
      <text:p text:style-name="P3">Результат</text:p>
      <text:p text:style-name="Code_20_output">source code:</text:p>
      <text:p text:style-name="Code_20_output"><text:span text:style-name="Code_20_Input">"Hello " + name + " you win " + summ + "$"</text:span></text:p>
      <text:p text:style-name="Code_20_output">result:</text:p>
      <text:p text:style-name="Code_20_output">Hello John you win 1200$</text:p>
      <text:h text:style-name="Heading_20_2" text:outline-level="2"><text:bookmark-start text:name="__DdeLink__4417_19566288"/>Передача <text:span text:style-name="T7">функций</text:span> в L2Engine<text:bookmark-end text:name="__DdeLink__4417_19566288"/></text:h>
      <text:p text:style-name="P6">import xyz.cofe.lang2.vm.Callable;</text:p>
      <text:p text:style-name="P6"/>
      <text:p text:style-name="P6"><text:span text:style-name="Code_20_Comment">…</text:span></text:p>
      <text:p text:style-name="P6"><text:span text:style-name="Code_20_Comment"/></text:p>
      <text:p text:style-name="Code_20_input">public void passingFunctions(){</text:p>
      <text:p text:style-name="Code_20_input"><text:tab/>L2Engine scriptEngine = new L2Engine();</text:p>
      <text:p text:style-name="Code_20_input"/>
      <text:p text:style-name="Code_20_input"><text:tab/>Callable sinFn = new Callable() {</text:p>
      <text:p text:style-name="Code_20_input"><text:tab/><text:tab/>@Override</text:p>
      <text:p text:style-name="Code_20_input"><text:tab/><text:tab/>public Object call(Object... arguments) {</text:p>
      <text:p text:style-name="Code_20_input"><text:tab/><text:tab/><text:tab/>if( arguments!=null </text:p>
      <text:p text:style-name="Code_20_input"><text:tab/><text:tab/><text:tab/><text:tab/>&amp;&amp; arguments.length&gt;0 </text:p>
      <text:p text:style-name="P5"><text:tab/><text:tab/><text:tab/><text:tab/>&amp;&amp; (arguments[0] instanceof Number) )</text:p>
      <text:p text:style-name="P5"><text:tab/><text:tab/><text:tab/><text:tab/>{</text:p>
      <text:p text:style-name="Code_20_input"><text:tab/><text:tab/><text:tab/><text:tab/><text:tab/>double n = ((Number)arguments[0]).doubleValue();</text:p>
      <text:p text:style-name="Code_20_input"><text:tab/><text:tab/><text:tab/><text:tab/><text:tab/>return Math.sin(n);</text:p>
      <text:p text:style-name="Code_20_input"><text:tab/><text:tab/><text:tab/><text:tab/>}</text:p>
      <text:p text:style-name="Code_20_input"><text:tab/><text:tab/><text:tab/><text:tab/>return null;</text:p>
      <text:p text:style-name="Code_20_input"><text:tab/><text:tab/><text:tab/>}</text:p>
      <text:p text:style-name="Code_20_input"><text:tab/><text:tab/>};</text:p>
      <text:p text:style-name="Code_20_input"><text:s text:c="8"/></text:p>
      <text:p text:style-name="Code_20_input"><text:tab/>scriptEngine.getMemory().put(<text:span text:style-name="Code_20_string_20_const">"num1"</text:span>, 0.5);</text:p>
      <text:p text:style-name="Code_20_input"><text:tab/>scriptEngine.getMemory().put(<text:span text:style-name="Code_20_string_20_const">"sin"</text:span>, sinFn);</text:p>
      <text:p text:style-name="Code_20_input"/>
      <text:p text:style-name="Code_20_input"><text:tab/>String code = <text:span text:style-name="Code_20_string_20_const">"sin( num1 )"</text:span>;</text:p>
      <text:p text:style-name="Code_20_input"><text:tab/>Object result = scriptEngine.eval(code);</text:p>
      <text:p text:style-name="Code_20_input"/>
      <text:p text:style-name="Code_20_input"><text:tab/>System.out.println(<text:span text:style-name="Code_20_string_20_const">"source code:"</text:span>);</text:p>
      <text:p text:style-name="Code_20_input"><text:tab/>System.out.println(code);</text:p>
      <text:p text:style-name="Code_20_input"><text:tab/>System.out.println(<text:span text:style-name="Code_20_string_20_const">"result:"</text:span>);</text:p>
      <text:p text:style-name="Code_20_input"><text:tab/>System.out.println(result);</text:p>
      <text:p text:style-name="Code_20_input">}</text:p>
      <text:p text:style-name="Code_20_output">source code:</text:p>
      <text:p text:style-name="Code_20_output"><text:span text:style-name="Code_20_Input">sin( num1 )</text:span></text:p>
      <text:p text:style-name="Code_20_output">result:</text:p>
      <text:p text:style-name="Code_20_output">0.479425538604203</text:p>
      <text:h text:style-name="Heading_20_2" text:outline-level="2">Передача <text:span text:style-name="T7">объектов Java</text:span> в L2Engine</text:h>
      <text:p text:style-name="Code_20_input">public static class PassObject {</text:p>
      <text:p text:style-name="Code_20_input"><text:tab/>public int numField = 100;</text:p>
      <text:p text:style-name="Code_20_input"/>
      <text:p text:style-name="Code_20_input"><text:tab/>protected String strProperty = <text:span text:style-name="Code_20_string_20_const">"some text"</text:span>;</text:p>
      <text:p text:style-name="Code_20_input"/>
      <text:p text:style-name="Code_20_input"><text:tab/>public String getStrProperty() {</text:p>
      <text:p text:style-name="Code_20_input"><text:tab/><text:tab/>return strProperty;</text:p>
      <text:p text:style-name="Code_20_input"><text:tab/>}</text:p>
      <text:p text:style-name="Code_20_input"><text:tab/>public void setStrProperty(String strProperty) {</text:p>
      <text:p text:style-name="Code_20_input"><text:tab/><text:tab/>this.strProperty = strProperty;</text:p>
      <text:p text:style-name="Code_20_input"><text:tab/>}</text:p>
      <text:p text:style-name="Code_20_input"/>
      <text:p text:style-name="Code_20_input"><text:tab/>public String concat( String arg1, String arg2 ){</text:p>
      <text:p text:style-name="Code_20_input"><text:tab/><text:tab/>StringBuilder strBldr = new StringBuilder();</text:p>
      <text:p text:style-name="Code_20_input"><text:tab/><text:tab/>strBldr.append(arg1);</text:p>
      <text:p text:style-name="Code_20_input"><text:tab/><text:tab/>strBldr.append(arg2);</text:p>
      <text:p text:style-name="Code_20_input"><text:tab/><text:tab/>return strBldr.toString();</text:p>
      <text:p text:style-name="Code_20_input"><text:tab/>}</text:p>
      <text:p text:style-name="Code_20_input">}</text:p>
      <text:p text:style-name="Code_20_input"/>
      <text:p text:style-name="Code_20_input">public void passingObjects(){</text:p>
      <text:p text:style-name="Code_20_input"><text:tab/>L2Engine scriptEngine = new L2Engine();</text:p>
      <text:p text:style-name="Code_20_input"/>
      <text:p text:style-name="Code_20_input"><text:tab/>PassObject passObj = new PassObject();</text:p>
      <text:p text:style-name="Code_20_input"><text:tab/>scriptEngine.getMemory().put(<text:span text:style-name="Code_20_string_20_const">"inobj"</text:span>, passObj);</text:p>
      <text:p text:style-name="Code_20_input"/>
      <text:p text:style-name="Code_20_input"><text:tab/>String code = <text:span text:style-name="Code_20_string_20_const">"inobj.concat( inobj.numField.toString(), inobj.strProperty )"</text:span>;</text:p>
      <text:p text:style-name="Code_20_input"><text:tab/>Object result = scriptEngine.eval(code);</text:p>
      <text:p text:style-name="Code_20_input"/>
      <text:p text:style-name="Code_20_input"><text:tab/>System.out.println(<text:span text:style-name="Code_20_string_20_const">"source code:"</text:span>);</text:p>
      <text:p text:style-name="Code_20_input"><text:tab/>System.out.println(code);</text:p>
      <text:p text:style-name="Code_20_input"><text:tab/>System.out.println(<text:span text:style-name="Code_20_string_20_const">"result:"</text:span>);</text:p>
      <text:p text:style-name="Code_20_input"><text:tab/>System.out.println(result);</text:p>
      <text:p text:style-name="Code_20_input">}</text:p>
      <text:p text:style-name="Code_20_output">source code:</text:p>
      <text:p text:style-name="Code_20_output"><text:span text:style-name="Code_20_Input">inobj.concat( inobj.numField.toString(), inobj.strProperty )</text:span></text:p>
      <text:p text:style-name="Code_20_output">result:</text:p>
      <text:p text:style-name="Code_20_output">100some text</text:p>
      <text:h text:style-name="Heading_20_2" text:outline-level="2">Регистрация стандартных функций</text:h>
      <text:p text:style-name="Code_20_input">public void cliFunctions() {</text:p>
      <text:p text:style-name="Code_20_input"><text:tab/>L2Engine scriptEngine = new L2Engine();</text:p>
      <text:p text:style-name="Code_20_input"/>
      <text:p text:style-name="Code_20_input"><text:tab/>CLIFunctions cliFunctions = new CLIFunctions(scriptEngine);</text:p>
      <text:p text:style-name="Code_20_input"><text:tab/>scriptEngine.getMemory().putAll(cliFunctions.getMemObjects());</text:p>
      <text:p text:style-name="Code_20_input"/>
      <text:p text:style-name="Code_20_input"><text:tab/>String code = <text:span text:style-name="Code_20_string_20_const">"println( \"test println function\" )"</text:span>;</text:p>
      <text:p text:style-name="Code_20_input"/>
      <text:p text:style-name="Code_20_input"><text:tab/>System.out.println(<text:span text:style-name="Code_20_string_20_const">"source code:"</text:span>);</text:p>
      <text:p text:style-name="Code_20_input"><text:tab/>System.out.println(code);</text:p>
      <text:p text:style-name="Code_20_input"><text:tab/>System.out.println(<text:span text:style-name="Code_20_string_20_const">"output:"</text:span>);</text:p>
      <text:p text:style-name="Code_20_input"/>
      <text:p text:style-name="Code_20_input"><text:tab/>scriptEngine.eval(code);</text:p>
      <text:p text:style-name="Code_20_input">}</text:p>
      <text:p text:style-name="Code_20_output">source code:</text:p>
      <text:p text:style-name="Code_20_output"><text:span text:style-name="Code_20_Input">println( "test println function" )</text:span></text:p>
      <text:p text:style-name="Code_20_output">output:</text:p>
      <text:p text:style-name="Code_20_output">test println function</text:p>
      <text:h text:style-name="Heading_20_2" text:outline-level="2">Создание Java объекта</text:h>
      <text:p text:style-name="Code_20_input">public void createJavaObj() {</text:p>
      <text:p text:style-name="Code_20_input"><text:tab/>L2Engine scriptEngine = new L2Engine();</text:p>
      <text:p text:style-name="Code_20_input"/>
      <text:p text:style-name="Code_20_input"><text:tab/>CLIFunctions cliFunctions = new CLIFunctions(scriptEngine);</text:p>
      <text:p text:style-name="Code_20_input"><text:tab/>scriptEngine.getMemory().putAll(cliFunctions.getMemObjects());</text:p>
      <text:p text:style-name="Code_20_input"/>
      <text:p text:style-name="Code_20_input"><text:tab/>String code = </text:p>
      <text:p text:style-name="Code_20_input"><text:tab/><text:tab/><text:tab/><text:span text:style-name="Code_20_string_20_const">"var file = java( \"java.io.File\", \".\" );\n"</text:span></text:p>
      <text:p text:style-name="Code_20_input"><text:tab/><text:tab/>+<text:tab/><text:span text:style-name="Code_20_string_20_const">"println( file.getAbsolutePath() );\n"</text:span></text:p>
      <text:p text:style-name="Code_20_input"><text:tab/><text:tab/>+<text:tab/><text:span text:style-name="Code_20_string_20_const">"file"</text:span>;</text:p>
      <text:p text:style-name="Code_20_input"/>
      <text:p text:style-name="Code_20_input"><text:tab/>System.out.println(<text:span text:style-name="Code_20_string_20_const">"source code:"</text:span>);</text:p>
      <text:p text:style-name="Code_20_input"><text:tab/>System.out.println(code);</text:p>
      <text:p text:style-name="Code_20_input"><text:tab/>System.out.println(<text:span text:style-name="Code_20_string_20_const">"output:"</text:span>);</text:p>
      <text:p text:style-name="Code_20_input"><text:s text:c="8"/></text:p>
      <text:p text:style-name="Code_20_input"><text:tab/>Object result = scriptEngine.eval(code);</text:p>
      <text:p text:style-name="Code_20_input"><text:s text:c="8"/></text:p>
      <text:p text:style-name="Code_20_input"><text:tab/>System.out.println(<text:span text:style-name="Code_20_string_20_const">"result:"</text:span>);</text:p>
      <text:p text:style-name="Code_20_input"><text:tab/>System.out.println(result);</text:p>
      <text:p text:style-name="Code_20_input"><text:tab/>System.out.println(<text:span text:style-name="Code_20_string_20_const">"result instanceof java.io.File = "</text:span>+(result instanceof java.io.File));</text:p>
      <text:p text:style-name="Code_20_input">}</text:p>
      <text:p text:style-name="Code_20_output">source code:</text:p>
      <text:p text:style-name="Code_20_output"><text:span text:style-name="Code_20_Input">var file = java( "java.io.File", "." );</text:span></text:p>
      <text:p text:style-name="Code_20_output"><text:span text:style-name="Code_20_Input">println( file.getAbsolutePath() );</text:span></text:p>
      <text:p text:style-name="Code_20_output"><text:span text:style-name="Code_20_Input">file</text:span></text:p>
      <text:p text:style-name="Code_20_output">output:</text:p>
      <text:p text:style-name="Code_20_output">/home/user/code/dev/proj/lang2/.</text:p>
      <text:p text:style-name="Code_20_output">result:</text:p>
      <text:p text:style-name="Code_20_output">.</text:p>
      <text:p text:style-name="Code_20_output">result instanceof java.io.File = true</text:p>
      <text:h text:style-name="Heading_20_2" text:outline-level="2">Получение класса Java</text:h>
      <text:p text:style-name="Code_20_input">public void getJavaType(){</text:p>
      <text:p text:style-name="Code_20_input"><text:tab/>L2Engine scriptEngine = new L2Engine();</text:p>
      <text:p text:style-name="Code_20_input"/>
      <text:p text:style-name="Code_20_input"><text:tab/>CLIFunctions cliFunctions = new CLIFunctions(scriptEngine);</text:p>
      <text:p text:style-name="Code_20_input"><text:tab/>scriptEngine.getMemory().putAll(cliFunctions.getMemObjects());</text:p>
      <text:p text:style-name="Code_20_input"/>
      <text:p text:style-name="Code_20_input"><text:tab/>String code = </text:p>
      <text:p text:style-name="Code_20_input"><text:tab/><text:tab/><text:tab/><text:span text:style-name="Code_20_string_20_const">"var clzfile = java.type( \"java.io.File\", \".\" );\n"</text:span></text:p>
      <text:p text:style-name="Code_20_input"><text:tab/><text:tab/>+ <text:s text:c="2"/><text:span text:style-name="Code_20_string_20_const">"println( clzfile );\n"</text:span></text:p>
      <text:p text:style-name="Code_20_input"><text:tab/><text:tab/>+<text:tab/><text:span text:style-name="Code_20_string_20_const">"clzfile"</text:span>;</text:p>
      <text:p text:style-name="Code_20_input"/>
      <text:p text:style-name="Code_20_input"><text:tab/>System.out.println(<text:span text:style-name="Code_20_string_20_const">"source code:"</text:span>);</text:p>
      <text:p text:style-name="Code_20_input"><text:tab/>System.out.println(code);</text:p>
      <text:p text:style-name="Code_20_input"><text:tab/>System.out.println(<text:span text:style-name="Code_20_string_20_const">"output:"</text:span>);</text:p>
      <text:p text:style-name="Code_20_input"><text:s text:c="8"/></text:p>
      <text:p text:style-name="Code_20_input"><text:tab/>Object result = scriptEngine.eval(code);</text:p>
      <text:p text:style-name="Code_20_input"><text:s text:c="8"/></text:p>
      <text:p text:style-name="Code_20_input"><text:tab/>System.out.println(<text:span text:style-name="Code_20_string_20_const">"result:"</text:span>);</text:p>
      <text:p text:style-name="Code_20_input"><text:tab/>System.out.println(result);</text:p>
      <text:p text:style-name="Code_20_input"/>
      <text:p text:style-name="Code_20_input"><text:tab/>if( result instanceof Class ){</text:p>
      <text:p text:style-name="Code_20_input"><text:tab/><text:tab/>Class cls = (Class)result;</text:p>
      <text:p text:style-name="Code_20_input"><text:tab/><text:tab/>System.out.println(<text:span text:style-name="Code_20_string_20_const">"class name: "</text:span>+cls.getName());</text:p>
      <text:p text:style-name="Code_20_input"><text:tab/>}</text:p>
      <text:p text:style-name="Code_20_input">}</text:p>
      <text:p text:style-name="Code_20_output">source code:</text:p>
      <text:p text:style-name="Code_20_output"><text:span text:style-name="Code_20_Input">var clzfile = java.type( "java.io.File", "." );</text:span></text:p>
      <text:p text:style-name="Code_20_output"><text:span text:style-name="Code_20_Input">println( clzfile );</text:span></text:p>
      <text:p text:style-name="Code_20_output"><text:span text:style-name="Code_20_Input">clzfile</text:span></text:p>
      <text:p text:style-name="Code_20_output">output:</text:p>
      <text:p text:style-name="Code_20_output">class java.io.File</text:p>
      <text:p text:style-name="Code_20_output">result:</text:p>
      <text:p text:style-name="Code_20_output">class java.io.File</text:p>
      <text:p text:style-name="Code_20_output">class name: java.io.File</text:p>
      <text:h text:style-name="Heading_20_2" text:outline-level="2">Создание Java массива</text:h>
      <text:p text:style-name="Code_20_input">public void getJavaArray(){</text:p>
      <text:p text:style-name="Code_20_input"><text:tab/>L2Engine scriptEngine = new L2Engine();</text:p>
      <text:p text:style-name="Code_20_input"/>
      <text:p text:style-name="Code_20_input"><text:tab/>CLIFunctions cliFunctions = new CLIFunctions(scriptEngine);</text:p>
      <text:p text:style-name="Code_20_input"><text:tab/>scriptEngine.getMemory().putAll(cliFunctions.getMemObjects());</text:p>
      <text:p text:style-name="Code_20_input"/>
      <text:p text:style-name="Code_20_input"><text:tab/>String code = </text:p>
      <text:p text:style-name="Code_20_input"><text:tab/><text:tab/><text:tab/><text:span text:style-name="Code_20_string_20_const">"var arr = java.array( \"java.lang.String\", 3 );\n"</text:span></text:p>
      <text:p text:style-name="Code_20_input"><text:tab/><text:tab/>+<text:tab/><text:span text:style-name="Code_20_string_20_const">"arr[0] = \"first\";\n"</text:span></text:p>
      <text:p text:style-name="Code_20_input"><text:tab/><text:tab/>+<text:tab/><text:span text:style-name="Code_20_string_20_const">"arr[1] = \"second\";\n"</text:span></text:p>
      <text:p text:style-name="Code_20_input"><text:tab/><text:tab/>+<text:tab/><text:span text:style-name="Code_20_string_20_const">"arr[2] = \"thrid\";\n"</text:span></text:p>
      <text:p text:style-name="Code_20_input"><text:tab/><text:tab/>+<text:tab/><text:span text:style-name="Code_20_string_20_const">"println( arr );\n"</text:span></text:p>
      <text:p text:style-name="Code_20_input"><text:tab/><text:tab/>+<text:tab/><text:span text:style-name="Code_20_string_20_const">"arr"</text:span>;</text:p>
      <text:p text:style-name="Code_20_input"/>
      <text:p text:style-name="Code_20_input"><text:tab/>System.out.println(<text:span text:style-name="Code_20_string_20_const">"source code:"</text:span>);</text:p>
      <text:p text:style-name="Code_20_input"><text:tab/>System.out.println(code);</text:p>
      <text:p text:style-name="Code_20_input"><text:tab/>System.out.println(<text:span text:style-name="Code_20_string_20_const">"output:"</text:span>);</text:p>
      <text:p text:style-name="Code_20_input"/>
      <text:p text:style-name="Code_20_input"><text:tab/>Object result = scriptEngine.eval(code);</text:p>
      <text:p text:style-name="Code_20_input"/>
      <text:p text:style-name="Code_20_input"><text:tab/>System.out.println(<text:span text:style-name="Code_20_string_20_const">"result:"</text:span>);</text:p>
      <text:p text:style-name="Code_20_input"><text:tab/>System.out.println(result);</text:p>
      <text:p text:style-name="Code_20_input"/>
      <text:p text:style-name="Code_20_input"><text:tab/>if( result!=null &amp;&amp; result.getClass().isArray() ){</text:p>
      <text:p text:style-name="Code_20_input"><text:tab/><text:tab/>int arrLen = Array.getLength(result);</text:p>
      <text:p text:style-name="Code_20_input"><text:tab/><text:tab/>System.out.println(<text:span text:style-name="Code_20_string_20_const">"array length: "</text:span>+arrLen);</text:p>
      <text:p text:style-name="Code_20_input"><text:tab/>}</text:p>
      <text:p text:style-name="Code_20_input">}</text:p>
      <text:p text:style-name="Code_20_output">source code:</text:p>
      <text:p text:style-name="Code_20_output"><text:span text:style-name="Code_20_Input">var arr = java.array( "java.lang.String", 3 );</text:span></text:p>
      <text:p text:style-name="Code_20_output"><text:span text:style-name="Code_20_Input">arr[0] = "first";</text:span></text:p>
      <text:p text:style-name="Code_20_output"><text:span text:style-name="Code_20_Input">arr[1] = "second";</text:span></text:p>
      <text:p text:style-name="Code_20_output"><text:span text:style-name="Code_20_Input">arr[2] = "thrid";</text:span></text:p>
      <text:p text:style-name="Code_20_output"><text:span text:style-name="Code_20_Input">println( arr );</text:span></text:p>
      <text:p text:style-name="Code_20_output"><text:span text:style-name="Code_20_Input">arr</text:span></text:p>
      <text:p text:style-name="Code_20_output">output:</text:p>
      <text:p text:style-name="Code_20_output">[ first, second, thrid ]</text:p>
      <text:p text:style-name="Code_20_output">result:</text:p>
      <text:p text:style-name="Code_20_output">[Ljava.lang.String;@5749b290</text:p>
      <text:p text:style-name="Code_20_output">array length: 3</text:p>
      <text:h text:style-name="Heading_20_2" text:outline-level="2"><text:bookmark-start text:name="__DdeLink__8142_19566288"/>Реализация интерфейса Runnable средствами L2<text:bookmark-end text:name="__DdeLink__8142_19566288"/></text:h>
      <text:p text:style-name="Code_20_input">public void implementInterface(){</text:p>
      <text:p text:style-name="Code_20_input"><text:tab/>L2Engine scriptEngine = new L2Engine();</text:p>
      <text:p text:style-name="Code_20_input"/>
      <text:p text:style-name="Code_20_input"><text:tab/>CLIFunctions cliFunctions = new CLIFunctions(scriptEngine);</text:p>
      <text:p text:style-name="Code_20_input"><text:tab/>scriptEngine.getMemory().putAll(cliFunctions.getMemObjects());</text:p>
      <text:p text:style-name="Code_20_input"/>
      <text:p text:style-name="Code_20_input"><text:tab/>String code = </text:p>
      <text:p text:style-name="Code_20_input"><text:tab/><text:tab/><text:tab/><text:span text:style-name="Code_20_string_20_const">"var obj = {"</text:span></text:p>
      <text:p text:style-name="Code_20_input"><text:tab/><text:tab/>+<text:tab/><text:span text:style-name="Code_20_string_20_const">" <text:s/>a : \"message\", \n"</text:span></text:p>
      <text:p text:style-name="Code_20_input"><text:tab/><text:tab/>+<text:tab/><text:span text:style-name="Code_20_string_20_const">" <text:s/>run : function( self ){\n"</text:span></text:p>
      <text:p text:style-name="Code_20_input"><text:tab/><text:tab/>+<text:tab/><text:span text:style-name="Code_20_string_20_const">" <text:s text:c="3"/>println( self.a )\n"</text:span></text:p>
      <text:p text:style-name="Code_20_input"><text:tab/><text:tab/>+<text:tab/><text:span text:style-name="Code_20_string_20_const">" <text:s/>}\n"</text:span></text:p>
      <text:p text:style-name="Code_20_input"><text:tab/><text:tab/>+<text:tab/><text:span text:style-name="Code_20_string_20_const">"};\n"</text:span></text:p>
      <text:p text:style-name="Code_20_input"><text:tab/><text:tab/>+<text:tab/><text:span text:style-name="Code_20_string_20_const">"java.implement( java.type( \"java.lang.Runnable\" ), obj )"</text:span>;</text:p>
      <text:p text:style-name="Code_20_input"/>
      <text:p text:style-name="Code_20_input"><text:tab/>System.out.println(<text:span text:style-name="Code_20_string_20_const">"source code:"</text:span>);</text:p>
      <text:p text:style-name="Code_20_input"><text:tab/>System.out.println(code);</text:p>
      <text:p text:style-name="Code_20_input"><text:tab/>System.out.println(<text:span text:style-name="Code_20_string_20_const">"output:"</text:span>);</text:p>
      <text:p text:style-name="Code_20_input"/>
      <text:p text:style-name="Code_20_input"><text:tab/>Object result = scriptEngine.eval(code);</text:p>
      <text:p text:style-name="Code_20_input"/>
      <text:p text:style-name="Code_20_input"><text:tab/>System.out.println(<text:span text:style-name="Code_20_string_20_const">"result:"</text:span>);</text:p>
      <text:p text:style-name="Code_20_input"><text:tab/>System.out.println(result);</text:p>
      <text:p text:style-name="Code_20_input"/>
      <text:p text:style-name="Code_20_input"><text:tab/>if( result!=null &amp;&amp; result instanceof Runnable ){</text:p>
      <text:p text:style-name="Code_20_input"><text:tab/><text:tab/>Runnable run = (Runnable)result;</text:p>
      <text:p text:style-name="Code_20_input"/>
      <text:p text:style-name="Code_20_input"><text:tab/><text:tab/>System.out.println(<text:span text:style-name="Code_20_string_20_const">"run:"</text:span>);</text:p>
      <text:p text:style-name="Code_20_input"><text:tab/><text:tab/>run.run();</text:p>
      <text:p text:style-name="Code_20_input"><text:tab/>}</text:p>
      <text:p text:style-name="Code_20_input">}</text:p>
      <text:p text:style-name="Code_20_output">source code:</text:p>
      <text:p text:style-name="Code_20_output"><text:span text:style-name="Code_20_Input">var obj = { <text:s/>a : "message", </text:span></text:p>
      <text:p text:style-name="Code_20_output"><text:span text:style-name="Code_20_Input"><text:s text:c="2"/>run : function( self ){</text:span></text:p>
      <text:p text:style-name="Code_20_output"><text:span text:style-name="Code_20_Input"><text:s text:c="4"/>println( self.a )</text:span></text:p>
      <text:p text:style-name="Code_20_output"><text:span text:style-name="Code_20_Input"><text:s text:c="2"/>}</text:span></text:p>
      <text:p text:style-name="Code_20_output"><text:span text:style-name="Code_20_Input">};</text:span></text:p>
      <text:p text:style-name="Code_20_output"><text:span text:style-name="Code_20_Input">java.implement( java.type( "java.lang.Runnable" ), obj )</text:span></text:p>
      <text:p text:style-name="Code_20_output">output:</text:p>
      <text:p text:style-name="Code_20_output">result:</text:p>
      <text:p text:style-name="Code_20_output">xyz.cofe.lang2.lib.gen.java_lang_Runnable@4929b0e1</text:p>
      <text:p text:style-name="Code_20_output">run:</text:p>
      <text:p text:style-name="Code_20_output">message</text:p>
      <text:h text:style-name="Heading_20_2" text:outline-level="2">Реализация интерфейса возвращающего значение</text:h>
      <text:p text:style-name="P8">public void implementInterface2(){</text:p>
      <text:p text:style-name="P8"><text:tab/>L2Engine scriptEngine = new L2Engine();</text:p>
      <text:p text:style-name="Code_20_input"/>
      <text:p text:style-name="P8"><text:tab/>CLIFunctions cliFunctions = new CLIFunctions(scriptEngine);</text:p>
      <text:p text:style-name="P8"><text:tab/>scriptEngine.getMemory().putAll(cliFunctions.getMemObjects());</text:p>
      <text:p text:style-name="Code_20_input"/>
      <text:p text:style-name="P8"><text:tab/>String interfaceName = SumItf.class.getName();</text:p>
      <text:p text:style-name="Code_20_input"/>
      <text:p text:style-name="P8"><text:tab/>String code = </text:p>
      <text:p text:style-name="P8"><text:tab/><text:tab/><text:tab/><text:span text:style-name="Code_20_string_20_const">"var obj = {"</text:span></text:p>
      <text:p text:style-name="P8"><text:tab/><text:tab/>+<text:tab/><text:span text:style-name="Code_20_string_20_const">" <text:s/>summa : function( self, a, b ){\n"</text:span></text:p>
      <text:p text:style-name="P8"><text:tab/><text:tab/>+<text:tab/><text:span text:style-name="Code_20_string_20_const">" <text:s text:c="3"/>a + b\n"</text:span></text:p>
      <text:p text:style-name="P8"><text:tab/><text:tab/>+<text:tab/><text:span text:style-name="Code_20_string_20_const">" <text:s/>}\n"</text:span></text:p>
      <text:p text:style-name="P8"><text:tab/><text:tab/>+<text:tab/><text:span text:style-name="Code_20_string_20_const">"};\n"</text:span></text:p>
      <text:p text:style-name="P8"><text:tab/><text:tab/>+<text:tab/><text:span text:style-name="Code_20_string_20_const">"java.implement( java.type( \""+interfaceName+"\" ), obj )"</text:span>;</text:p>
      <text:p text:style-name="Code_20_input"/>
      <text:p text:style-name="P8"><text:tab/>System.out.println(<text:span text:style-name="Code_20_string_20_const">"source code:"</text:span>);</text:p>
      <text:p text:style-name="P8"><text:tab/>System.out.println(code);</text:p>
      <text:p text:style-name="P8"><text:tab/>System.out.println(<text:span text:style-name="Code_20_string_20_const">"output:"</text:span>);</text:p>
      <text:p text:style-name="Code_20_input"/>
      <text:p text:style-name="P8"><text:tab/>Object result = scriptEngine.eval(code);</text:p>
      <text:p text:style-name="Code_20_input"/>
      <text:p text:style-name="P8"><text:tab/>System.out.println(<text:span text:style-name="Code_20_string_20_const">"result:"</text:span>);</text:p>
      <text:p text:style-name="P8"><text:tab/>System.out.println(result);</text:p>
      <text:p text:style-name="Code_20_input"/>
      <text:p text:style-name="P8"><text:tab/>if( result!=null &amp;&amp; result instanceof SumItf ){</text:p>
      <text:p text:style-name="P8"><text:tab/><text:tab/>SumItf sum = (SumItf)result;</text:p>
      <text:p text:style-name="Code_20_input"/>
      <text:p text:style-name="P8"><text:tab/><text:tab/>System.out.println(<text:span text:style-name="Code_20_string_20_const">"summa( 3, 4 ):"</text:span>);</text:p>
      <text:p text:style-name="P8"><text:tab/><text:tab/>System.out.println(sum.summa(3, 4));</text:p>
      <text:p text:style-name="P8"><text:tab/>}</text:p>
      <text:p text:style-name="P8">}</text:p>
      <text:p text:style-name="Code_20_output">source code:</text:p>
      <text:p text:style-name="Code_20_output"><text:span text:style-name="Code_20_Input">var obj = { <text:s/>summa : function( self, a, b ){</text:span></text:p>
      <text:p text:style-name="Code_20_output"><text:span text:style-name="Code_20_Input"><text:s text:c="4"/>a + b</text:span></text:p>
      <text:p text:style-name="Code_20_output"><text:span text:style-name="Code_20_Input"><text:s text:c="2"/>}</text:span></text:p>
      <text:p text:style-name="Code_20_output"><text:span text:style-name="Code_20_Input">};</text:span></text:p>
      <text:p text:style-name="Code_20_output"><text:span text:style-name="Code_20_Input">java.implement( java.type( "xyz.cofe.lang2.samples.SumItf" ), obj )</text:span></text:p>
      <text:p text:style-name="Code_20_output">output:</text:p>
      <text:p text:style-name="Code_20_output">result:</text:p>
      <text:p text:style-name="Code_20_output">xyz.cofe.lang2.lib.gen.xyz_cofe_lang2_samples_SumItf@26b496d</text:p>
      <text:p text:style-name="Code_20_output">summa( 3, 4 ):</text:p>
      <text:p text:style-name="Code_20_output">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Courier 10 Pitch" svg:font-family="'Courier 10 Pitch'" style:font-adornments="Обычный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adornments="Обычный" style:font-family-generic="modern" style:font-pitch="fixed"/>
    <style:font-face style:name="Thorndale AMT" svg:font-family="'Thorndale AMT'" style:font-family-generic="roman" style:font-pitch="variable"/>
    <style:font-face style:name="Times New Roman" svg:font-family="'Times New Roman'" style:font-adornments="cursiv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ru" fo:country="RU" style:letter-kerning="true" style:font-name-asian="Arial" style:font-size-asian="10.5pt" style:language-asian="zxx" style:country-asian="none" style:font-name-complex="Arial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ru" fo:country="RU" style:letter-kerning="true" style:font-name-asian="Arial" style:font-size-asian="10.5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 style:master-page-name="">
      <style:paragraph-properties fo:margin-left="0cm" fo:margin-right="0cm" fo:margin-top="0cm" fo:margin-bottom="0.212cm" loext:contextual-spacing="false" fo:text-align="justify" style:justify-single-word="false" fo:orphans="0" fo:widows="0" fo:text-indent="0cm" style:auto-text-indent="false" style:page-number="auto" fo:background-color="transparent" style:shadow="none" fo:keep-with-next="auto">
        <style:tab-stops/>
        <style:drop-cap/>
        <style:background-image/>
      </style:paragraph-properties>
      <style:text-properties fo:font-size="13pt" fo:letter-spacing="normal" style:font-size-asian="10.5pt"/>
    </style:style>
    <style:style style:name="Title" style:family="paragraph" style:parent-style-name="Standard" style:next-style-name="Первый_20_абзац" style:class="chapter" style:master-page-name="">
      <style:paragraph-properties fo:margin-left="0cm" fo:margin-right="0cm" fo:margin-top="0.423cm" fo:margin-bottom="0.212cm" loext:contextual-spacing="false" fo:orphans="0" fo:widows="0" fo:text-indent="0cm" style:auto-text-indent="false" style:page-number="auto" style:shadow="none" fo:keep-with-next="always"/>
      <style:text-properties style:font-name="Times New Roman" fo:font-family="'Times New Roman'" style:font-style-name="cursiva" style:font-family-generic="roman" style:font-pitch="variable" fo:font-size="14pt" fo:font-style="italic" fo:font-weight="bold" style:font-name-asian="Arial" style:font-family-asian="Arial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de" style:family="paragraph" style:parent-style-name="Standard" style:auto-update="true" style:list-style-name="" style:master-page-name="">
      <style:paragraph-properties fo:margin-left="0cm" fo:margin-right="0cm" fo:margin-top="0.3cm" fo:margin-bottom="0.4cm" loext:contextual-spacing="true" fo:text-align="start" style:justify-single-word="false" fo:text-indent="0cm" style:auto-text-indent="false" style:page-number="auto" fo:background-color="transparent" fo:padding="0.101cm" fo:border-left="2.49pt solid #000000" fo:border-right="none" fo:border-top="none" fo:border-bottom="none" style:shadow="none" style:text-autospace="none">
        <style:tab-stops>
          <style:tab-stop style:position="0.75cm"/>
          <style:tab-stop style:position="1.499cm"/>
          <style:tab-stop style:position="2.251cm"/>
          <style:tab-stop style:position="3cm"/>
          <style:tab-stop style:position="3.75cm"/>
          <style:tab-stop style:position="4.5cm"/>
        </style:tab-stops>
        <style:background-image/>
      </style:paragraph-properties>
      <style:text-properties style:font-name="Courier 10 Pitch" fo:font-family="'Courier 10 Pitch'" style:font-style-name="Обычный" style:font-pitch="fixed" fo:font-size="9pt" fo:font-style="normal" fo:font-weight="normal" style:font-name-asian="FreeMono" style:font-family-asian="FreeMono" style:font-family-generic-asian="modern" style:font-pitch-asian="fixed" style:font-size-asian="9pt" style:font-name-complex="FreeMono" style:font-family-complex="FreeMono" style:font-family-generic-complex="modern" style:font-pitch-complex="fixed" style:font-size-complex="9pt"/>
    </style:style>
    <style:style style:name="Heading_20_2" style:display-name="Heading 2" style:family="paragraph" style:parent-style-name="Title" style:next-style-name="Первый_20_абзац" style:auto-update="true" style:default-outline-level="2" style:class="text" style:master-page-name="">
      <style:paragraph-properties fo:orphans="2" fo:widows="2" style:page-number="auto" fo:background-color="transparent" fo:padding="0cm" fo:border="none" style:shadow="none" style:join-border="false">
        <style:background-image/>
      </style:paragraph-properties>
      <style:text-properties fo:font-size="22pt"/>
    </style:style>
    <style:style style:name="Heading_20_1" style:display-name="Heading 1" style:family="paragraph" style:parent-style-name="Title" style:next-style-name="Первый_20_абзац" style:auto-update="true" style:default-outline-level="1" style:class="text" style:master-page-name="">
      <style:paragraph-properties fo:orphans="0" fo:widows="0" style:page-number="auto" fo:break-before="auto" fo:break-after="auto" fo:keep-with-next="auto"/>
      <style:text-properties fo:font-size="26pt"/>
    </style:style>
    <style:style style:name="Heading_20_3" style:display-name="Heading 3" style:family="paragraph" style:parent-style-name="Title" style:next-style-name="Первый_20_абзац" style:auto-update="true" style:default-outline-level="3" style:class="text" style:master-page-name="">
      <style:paragraph-properties style:page-number="auto" fo:padding="0cm" fo:border="none" style:shadow="none" style:join-border="false"/>
      <style:text-properties fo:font-size="18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next-style-name="Text_20_body" style:auto-update="true" style:class="text" style:master-page-name="">
      <style:paragraph-properties fo:margin-left="0cm" fo:margin-right="0cm" fo:margin-top="0cm" fo:margin-bottom="0cm" loext:contextual-spacing="false" fo:text-indent="0cm" style:auto-text-indent="false" style:page-number="auto" fo:background-color="transparent">
        <style:drop-cap style:lines="2" style:distance="0.101cm"/>
        <style:background-image/>
      </style:paragraph-properties>
      <style:text-properties style:font-size-asian="10.5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Title" style:next-style-name="Первый_20_абзац" style:auto-update="true" style:default-outline-level="4" style:class="text">
      <style:paragraph-properties fo:padding="0cm" fo:border="none" style:shadow="none" style:join-border="false"/>
      <style:text-properties fo:font-size="16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First_20_line_20_indent" style:auto-update="true" style:default-outline-level="5" style:class="text">
      <style:paragraph-properties fo:padding="0cm" fo:border="none" style:shadow="none"/>
      <style:text-properties fo:font-size="16pt" fo:font-weight="bold" style:font-size-asian="85%" style:font-weight-asian="bold" style:font-size-complex="8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Footer" style:family="paragraph" style:parent-style-name="Standard" style:class="extra">
      <style:paragraph-properties fo:padding="0cm" fo:border="none" style:shadow="none" text:number-lines="false" text:line-number="0">
        <style:tab-stops>
          <style:tab-stop style:position="8.2cm" style:type="center"/>
          <style:tab-stop style:position="16.401cm" style:type="right"/>
        </style:tab-stops>
      </style:paragraph-properties>
    </style:style>
    <style:style style:name="Первый_20_абзац" style:display-name="Первый абзац" style:family="paragraph" style:parent-style-name="Text_20_body" style:next-style-name="Text_20_body" style:auto-update="true" style:class="text">
      <style:paragraph-properties fo:margin-left="0cm" fo:margin-right="0cm" fo:margin-top="0cm" fo:margin-bottom="0cm" loext:contextual-spacing="false" fo:text-indent="0cm" style:auto-text-indent="false">
        <style:drop-cap style:lines="2" style:distance="0.199cm"/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Code_20_with_20_indents" style:display-name="Code with indents" style:family="paragraph" style:parent-style-name="Code" style:list-style-name=""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fo:padding="0.101cm" fo:border-left="2.49pt solid #000000" fo:border-right="none" fo:border-top="none" fo:border-bottom="none" style:shadow="none" style:text-autospace="none">
        <style:background-image/>
      </style:paragraph-properties>
    </style:style>
    <style:style style:name="Code_20_input" style:display-name="Code input" style:family="paragraph" style:parent-style-name="Code_20_with_20_indents" style:auto-update="true" style:master-page-name="">
      <style:paragraph-properties style:page-number="auto" style:border-line-width-left="0.088cm 0.088cm 0.088cm" fo:padding="0.101cm" fo:border-left="7.51pt double #6666ff" fo:border-right="none" fo:border-top="none" fo:border-bottom="none" style:shadow="none"/>
      <style:text-properties style:font-name="Liberation Mono" fo:font-family="'Liberation Mono'" style:font-style-name="Обычный" style:font-family-generic="modern" style:font-pitch="fixed"/>
    </style:style>
    <style:style style:name="Code_20_output" style:display-name="Code output" style:family="paragraph" style:parent-style-name="Code_20_with_20_indents" style:auto-update="true" style:master-page-name="">
      <style:paragraph-properties style:page-number="auto" fo:background-color="#e6e6e6" style:border-line-width-left="0.088cm 0.088cm 0.088cm" fo:padding="0.049cm" fo:border-left="7.51pt double #99ff66" fo:border-right="none" fo:border-top="none" fo:border-bottom="none" style:shadow="none" style:join-border="true">
        <style:background-image/>
      </style:paragraph-properties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rop_20_Caps" style:display-name="Drop Caps" style:family="text"/>
    <style:style style:name="User_20_Entry" style:display-name="User Entry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Code_20_Comment" style:display-name="Code Comment" style:family="text">
      <style:text-properties style:font-name="Courier 10 Pitch" fo:font-family="'Courier 10 Pitch'" style:font-style-name="Обычный" style:font-pitch="fixed" fo:font-size="9pt" fo:font-style="italic" fo:font-weight="normal" style:font-name-asian="FreeMono" style:font-family-asian="FreeMono" style:font-family-generic-asian="modern" style:font-pitch-asian="fixed" style:font-size-asian="9pt" style:font-name-complex="FreeMono" style:font-family-complex="FreeMono" style:font-family-generic-complex="modern" style:font-pitch-complex="fixed" style:font-size-complex="9pt"/>
    </style:style>
    <style:style style:name="Code_20_Input" style:display-name="Code Input" style:family="text">
      <style:text-properties style:font-name="Courier 10 Pitch" fo:font-family="'Courier 10 Pitch'" style:font-style-name="Обычный" style:font-pitch="fixed" fo:font-size="9pt" fo:font-style="normal" fo:font-weight="bold" style:font-name-asian="FreeMono" style:font-family-asian="FreeMono" style:font-family-generic-asian="modern" style:font-pitch-asian="fixed" style:font-size-asian="9pt" style:font-name-complex="FreeMono" style:font-family-complex="FreeMono" style:font-family-generic-complex="modern" style:font-pitch-complex="fixed" style:font-size-complex="9pt"/>
    </style:style>
    <style:style style:name="Code_20_Key_20_Word" style:display-name="Code Key Word" style:family="text">
      <style:text-properties style:font-name="Courier 10 Pitch" fo:font-family="'Courier 10 Pitch'" style:font-style-name="Обычный" style:font-pitch="fixed" fo:font-size="9pt" fo:font-style="italic" fo:font-weight="bold" style:font-name-asian="FreeMono" style:font-family-asian="FreeMono" style:font-family-generic-asian="modern" style:font-pitch-asian="fixed" style:font-size-asian="9pt" style:font-name-complex="FreeMono" style:font-family-complex="FreeMono" style:font-family-generic-complex="modern" style:font-pitch-complex="fixed" style:font-size-complex="9pt"/>
    </style:style>
    <style:style style:name="Numbering_20_Symbols" style:display-name="Numbering Symbols" style:family="text"/>
    <style:style style:name="Code_20_string_20_const" style:display-name="Code string const" style:family="text">
      <style:text-properties fo:color="#5e11a6" style:font-name="Courier 10 Pitch" fo:font-family="'Courier 10 Pitch'" style:font-style-name="Обычный" style:font-pitch="fixed" fo:font-size="9pt" fo:font-style="normal" fo:font-weight="bold" style:font-name-asian="FreeMono" style:font-family-asian="FreeMono" style:font-family-generic-asian="modern" style:font-pitch-asian="fixed" style:font-size-asian="9pt" style:font-name-complex="FreeMono" style:font-family-complex="FreeMono" style:font-family-generic-complex="modern" style:font-pitch-complex="fixed" style:font-size-complex="9pt"/>
    </style:style>
    <style:style style:name="Code_20_output" style:display-name="Code output" style:family="text">
      <style:text-properties fo:color="#000080" style:font-name="Courier 10 Pitch" fo:font-family="'Courier 10 Pitch'" style:font-style-name="Обычный" style:font-pitch="fixed" fo:font-size="9pt" fo:font-style="normal" fo:font-weight="normal" style:font-name-asian="FreeMono" style:font-family-asian="FreeMono" style:font-family-generic-asian="modern" style:font-pitch-asian="fixed" style:font-size-asian="9pt" style:font-name-complex="FreeMono" style:font-family-complex="FreeMono" style:font-family-generic-complex="modern" style:font-pitch-complex="fixed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style:border-line-width-bottom="0.002cm 0.088cm 0.035cm" fo:padding="0cm" fo:border-left="none" fo:border-right="none" fo:border-top="none" fo:border-bottom="3.54pt double #000000" style:shadow="none"/>
      <style:text-properties fo:font-style="italic" style:font-style-asian="italic" style:font-style-complex="italic"/>
    </style:style>
    <style:style style:name="MT1" style:family="text">
      <style:text-properties fo:color="#000000" style:text-underline-style="none"/>
    </style:style>
    <style:style style:name="MT2" style:family="text">
      <style:text-properties fo:font-style="normal" style:font-style-asian="normal" style:font-style-complex="normal"/>
    </style:style>
    <style:style style:name="MT3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.3cm" fo:margin-bottom="3.5cm" fo:margin-left="2.3cm" fo:margin-right="2.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<text:a xlink:type="simple" xlink:href="https://code.google.com/p/jgef/" text:style-name="Internet_20_link" text:visited-style-name="Visited_20_Internet_20_Link"><text:span text:style-name="MT1">https://code.google.com/p/jgef/</text:span></text:a><text:tab/><text:span text:style-name="MT2"><text:chapter text:display="name" text:outline-level="1"/></text:span><text:tab/>от <text:modification-date style:data-style-name="N84">2014-09-15</text:modification-date></text:p>
      </style:header>
      <style:footer>
        <text:p text:style-name="Footer"><text:tab/><text:tab/><text:span text:style-name="MT3"><text:page-number text:select-page="current">0</text:page-number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13T11:48:07</meta:creation-date>
    <meta:editing-duration>PT7H8M34S</meta:editing-duration>
    <meta:editing-cycles>51</meta:editing-cycles>
    <meta:generator>LibreOffice/4.3.1.2$Linux_X86_64 LibreOffice_project/958349dc3b25111dbca392fbc281a05559ef6848</meta:generator>
    <meta:initial-creator>gocha </meta:initial-creator>
    <dc:date>2014-09-15T17:21:17.832551228</dc:date>
    <dc:creator>Георгий Павлович Камнев</dc:creator>
    <meta:document-statistic meta:table-count="0" meta:image-count="0" meta:object-count="0" meta:page-count="1" meta:paragraph-count="289" meta:word-count="830" meta:character-count="7832" meta:non-whitespace-character-count="6952"/>
    <meta:template xlink:type="simple" xlink:actuate="onRequest" xlink:title="Печатный односторонний вариант 1-1" xlink:href="../../../../../.openoffice.org/3/user/template/Печатный%20односторонний%20вариант%201-1.ott" meta:date="2011-01-13T11:48:05"/>
  </office:meta>
</office:document-meta>
</file>